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9" style:family="paragraph" style:parent-style-name="List">
      <style:text-properties fo:font-style="normal" style:font-style-asian="normal" style:font-style-complex="normal"/>
    </style:style>
    <style:style style:name="P10" style:family="paragraph" style:parent-style-name="Contents_20_1">
      <style:paragraph-properties>
        <style:tab-stops>
          <style:tab-stop style:position="0cm"/>
          <style:tab-stop style:position="3cm"/>
        </style:tab-stops>
      </style:paragraph-properties>
    </style:style>
    <style:style style:name="P11" style:family="paragraph" style:parent-style-name="Contents_20_2">
      <style:paragraph-properties>
        <style:tab-stops>
          <style:tab-stop style:position="0cm"/>
        </style:tab-stops>
      </style:paragraph-properties>
    </style:style>
    <style:style style:name="P12" style:family="paragraph" style:parent-style-name="Standard">
      <style:paragraph-properties fo:margin-left="2.986cm" fo:margin-right="0cm" fo:text-indent="0cm" style:auto-text-indent="false"/>
    </style:style>
    <style:style style:name="P13" style:family="paragraph" style:parent-style-name="Code">
      <style:paragraph-properties fo:margin-left="2.999cm" fo:margin-right="0cm" fo:text-indent="0cm" style:auto-text-indent="false"/>
    </style:style>
    <style:style style:name="P14" style:family="paragraph" style:parent-style-name="Standard" style:master-page-name="Index">
      <style:paragraph-properties style:page-number="auto"/>
    </style:style>
    <style:style style:name="P15" style:family="paragraph" style:parent-style-name="Standard" style:list-style-name=""/>
    <style:style style:name="P16" style:family="paragraph" style:parent-style-name="Standard" style:list-style-name="">
      <style:paragraph-properties fo:line-height="100%">
        <style:tab-stops/>
      </style:paragraph-properties>
    </style:style>
    <style:style style:name="P17" style:family="paragraph" style:parent-style-name="Heading_20_1" style:master-page-name="Standard">
      <style:paragraph-properties style:page-number="auto"/>
    </style:style>
    <style:style style:name="P18" style:family="paragraph" style:parent-style-name="Heading_20_1">
      <style:paragraph-properties fo:break-before="page"/>
    </style:style>
    <style:style style:name="P19" style:family="paragraph" style:parent-style-name="Heading_20_1" style:list-style-name="">
      <style:paragraph-properties fo:line-height="100%" fo:break-before="page">
        <style:tab-stops/>
      </style:paragraph-properties>
    </style:style>
    <style:style style:name="P20" style:family="paragraph" style:parent-style-name="Heading_20_2">
      <style:paragraph-properties fo:break-before="page"/>
    </style:style>
    <style:style style:name="P21"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Monaco1" fo:font-size="9pt" style:font-size-asian="9pt" style:font-size-complex="9pt"/>
    </style:style>
    <style:style style:name="T8" style:family="text">
      <style:text-properties style:text-underline-style="none"/>
    </style:style>
    <style:style style:name="T9" style:family="text">
      <style:text-properties fo:color="#000000"/>
    </style:style>
    <style:style style:name="T10" style:family="text">
      <style:text-properties fo:color="#000000" style:text-underline-style="none"/>
    </style:style>
    <style:style style:name="T11" style:family="text">
      <style:text-properties style:font-name="Optima1"/>
    </style:style>
    <style:style style:name="T12" style:family="text">
      <style:text-properties style:text-underline-style="solid" style:text-underline-width="auto" style:text-underline-color="font-color"/>
    </style:style>
    <style:style style:name="T13" style:family="text">
      <style:text-properties style:font-name="monaco" fo:font-size="9pt" style:font-size-asian="9pt" style:font-size-complex="9pt"/>
    </style:style>
    <style:style style:name="T14" style:family="text">
      <style:text-properties style:font-name="monaco" fo:font-size="9pt" style:font-size-asian="7.84999990463257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6"/>
      <text:p text:style-name="P8">Version 2.0.0rc3</text:p>
      <text:p text:style-name="P7">Native Microsoft Outlook Configuration Guide</text:p>
      <text:p text:style-name="P3"/>
      <text:p text:style-name="P14">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0rc3 – June 2012</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21">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Chapter 1<text:tab/>About this Guide <text:s text:c="2"/><text:tab/>3</text:p>
          <text:p text:style-name="P10">Chapter 2<text:tab/>Introduction <text:s text:c="2"/><text:tab/>4</text:p>
          <text:p text:style-name="P10">Chapter 3<text:tab/>Installation <text:s text:c="2"/><text:tab/>5</text:p>
          <text:p text:style-name="P11">Prerequisites <text:s text:c="2"/><text:tab/>5</text:p>
          <text:p text:style-name="P11">Samba 4 <text:s text:c="2"/><text:tab/>6</text:p>
          <text:p text:style-name="P11">OpenChange <text:s text:c="2"/><text:tab/>6</text:p>
          <text:p text:style-name="P11">SOGo and SOPE <text:s text:c="2"/><text:tab/>8</text:p>
          <text:p text:style-name="P11">SOGo OpenChange Connector <text:s text:c="2"/><text:tab/>8</text:p>
          <text:p text:style-name="P10">Chapter 4<text:tab/>Configuration <text:s text:c="2"/><text:tab/>9</text:p>
          <text:p text:style-name="P11">SOGo Configuration <text:s text:c="2"/><text:tab/>9</text:p>
          <text:p text:style-name="P11">OpenChange Configuration <text:s text:c="2"/><text:tab/>9</text:p>
          <text:p text:style-name="P11">Samba 4 Configuration <text:s text:c="2"/><text:tab/>10</text:p>
          <text:p text:style-name="P10">Chapter <text:tab/>Adding Users <text:s text:c="2"/><text:tab/>12</text:p>
          <text:p text:style-name="P10">Chapter <text:tab/>The newly created user can now use Microsoft Outlook. <text:s text:c="2"/><text:tab/>12</text:p>
          <text:p text:style-name="P10">Chapter <text:tab/>Microsoft Outlook 2003, 2007 and 2010 Configuration <text:s text:c="2"/><text:tab/>13</text:p>
          <text:p text:style-name="P10">Chapter <text:tab/>Known Issues or Limitations <text:s text:c="2"/><text:tab/>14</text:p>
          <text:p text:style-name="P11">Precautions <text:s text:c="2"/><text:tab/>14</text:p>
          <text:p text:style-name="P11">Current Limitations <text:s text:c="2"/><text:tab/>14</text:p>
          <text:p text:style-name="P10">Chapter 5<text:tab/>Additional Information <text:s text:c="2"/><text:tab/>16</text:p>
          <text:p text:style-name="P10">Chapter 6<text:tab/>Commercial Support and Contact Information <text:s text:c="2"/><text:tab/>17</text:p>
        </text:index-body>
      </text:table-of-content>
      <text:p text:style-name="Standard"/>
      <text:h text:style-name="P17" text:outline-level="1">About this Guide</text:h>
      <text:p text:style-name="Standard">This guide will walk you through the installation and configuration of the native Microsoft Outlook compatibility layer SOGo offers.</text:p>
      <text:p text:style-name="Standard">This guide also includes instructions for configuring Microsoft Outlook with SOGo.</text:p>
      <text:p text:style-name="Standard">The instructions are based on version <text:span text:style-name="T1">2.0.0rc3</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8" text:outline-level="1">Installation</text:h>
      <text:p text:style-name="Standard">This section will guide you through the installation of the native Microsoft Outlook compatibility layer SOGo offers.</text:p>
      <text:p text:style-name="Standard">Building everything from the sources is currently required for distributions other than Red Hat Enterprise Linux (or CentOS) version 5 and version 6. In upcoming versions, packages will be made available for major distributions. In the meantime, you can also use the <text:span text:style-name="Emphasis">ZEG</text:span> (Zero-Effort Groupware), which a virtual appliance prepared for VirtualBox. In this case, you can jump to Chapter 4, <text:span text:style-name="Emphasis">Configuration</text:span>.</text:p>
      <text:h text:style-name="Heading_20_2" text:outline-level="2">Red Hat Enterprise Linux v5 or v6</text:h>
      <text:p text:style-name="Standard">If you are using Red Hat Enterprise Linux (or CentOS) version 5 or version 6, packages for Samba4, OpenChange and SOGo and the SOGo OpenChange backend are available in the form of nightly builds. If you prefer using this, please follow the instructions from <text:a xlink:type="simple" xlink:href="http://www.sogo.nu/english/downloads/backend_nightly.html">http://www.sogo.nu/english/downloads/backend_nightly.html</text:a> .</text:p>
      <text:p text:style-name="Standard">Once ready, install the following packages on top of an existing SOGo installation: <text:span text:style-name="T7">samba4</text:span>, <text:span text:style-name="T7">openchange </text:span>and <text:span text:style-name="T7">sogo-openchange-backend</text:span>. In <text:s/>order to satisfy certain dependencies, you should also add the EPEL source corresponding to your distribution and architecture. More information on this is available here: <text:a xlink:type="simple" xlink:href="http://fedoraproject.org/wiki/EPEL">http://fedoraproject.org/wiki/EPEL</text:a>.</text:p>
      <text:p text:style-name="Standard">Once the packages are installed, refer to the Configuration chapter from this guide.</text:p>
      <text:h text:style-name="Heading_20_2" text:outline-level="2">Debian 6.0 (“Squeeze”) and Ubuntu 11.10 (“Oneiric Ocelot”)</text:h>
      <text:p text:style-name="Standard">Samba4, OpenChange and SOGo and the SOGo OpenChange backend are now available in the form of nightly builds. If you prefer using this, please follow the instructions from <text:a xlink:type="simple" xlink:href="http://www.sogo.nu/english/downloads/backend_nightly.html">http://www.sogo.nu/english/downloads/backend_nightly.html</text:a> .</text:p>
      <text:p text:style-name="Standard">Once ready, install the following packages on top of an existing SOGo installation: <text:span text:style-name="T7">samba4</text:span>, <text:span text:style-name="T7">openchange </text:span>and <text:span text:style-name="T7">sogo-openchange</text:span>. Additionally, you can install <text:span text:style-name="T13">openchange-ocsmanager</text:span> if you want to benefit from the OpenChange web services.</text:p>
      <text:p text:style-name="Standard">Once the packages are installed, refer to the Configuration chapter from this guide.</text:p>
      <text:h text:style-name="Heading_20_2" text:outline-level="2"><text:soft-page-break/>Installling from sources</text:h>
      <text:p text:style-name="Standard">The current build instructions are based on Ubuntu 11.04. The source packages for Oneiric were used in order to get the latest version of GNUstep – which is v1.22. Instructions should be slightly adapted for other distributions.</text:p>
      <text:p text:style-name="Standard">The following sources were added in /etc/apt/sources.list :</text:p>
      <text:p text:style-name="Code">deb http://archive.ubuntu.com/ubuntu oneiric main restricted universe</text:p>
      <text:p text:style-name="Code">deb http://archive.ubuntu.com/ubuntu oneiric-updates main restricted universe</text:p>
      <text:p text:style-name="Code">deb http://security.ubuntu.com/ubuntu oneiric-security main restricted universe</text:p>
      <text:h text:style-name="Heading_20_2" text:outline-level="2">Prerequisites</text:h>
      <text:p text:style-name="Standard">In order to build all components from source, you need to install the following prerequisites :</text:p>
      <text:p text:style-name="Code"><text:span text:style-name="Teletype"><text:span text:style-name="T7">build-essential autoconf2.59 ccache pkg-config python python-dev subversion git-core flex bison docbook-xsl xsltproc libpopt-dev libical-dev libsqlite3-dev libmagic-dev libboost-thread-dev zlib1g-dev doxygen monotone gnustep-make gnustep-base-runtime devscripts debhelper libgnustep-base-dev gobjc libxml2-dev libldap2-dev libssl-dev zlib1g-dev libpq-dev libmysqlclient-dev libmemcached-dev bind9utils</text:span></text:span></text:p>
      <text:p text:style-name="Code"/>
      <text:h text:style-name="P20" text:outline-level="2">Samba 4</text:h>
      <text:p text:style-name="Text_20_body">First, we need to <text:span text:style-name="T1">checkou</text:span>t the source from the <text:span text:style-name="Emphasis"><text:span text:style-name="T4">SOGo</text:span></text:span> branch<text:bookmark text:name="line-21"/><text:bookmark text:name="line-20"/><text:bookmark text:name="line-19"/><text:bookmark text:name="line-18"/><text:bookmark text:name="line-17"/> of the OpenChange's SVN server:</text:p>
      <text:p text:style-name="Code"><text:bookmark text:name="line-1-1"/>mkdir openchange</text:p>
      <text:p text:style-name="Code"><text:bookmark text:name="line-2-1"/>cd openchange</text:p>
      <text:p text:style-name="Code"><text:bookmark text:name="line-3-1"/>svn co -r 3923 https://svn.openchange.org/openchange/branches/sogo</text:p>
      <text:p text:style-name="Code"/>
      <text:p text:style-name="Standard">Next, we compile Samba 4. The following steps have to be done since <text:a xlink:type="simple" xlink:href="http://wiki.sogo.nu/OpenChange"><text:span text:style-name="T10">OpenChange</text:span></text:a> makefiles are configured to install Samba 4 under <text:span text:style-name="Code_20__28_inline_29_">/usr/local/samba</text:span><text:bookmark text:name="line-34"/><text:bookmark text:name="line-33"/><text:bookmark text:name="line-32"/><text:bookmark text:name="line-31"/><text:bookmark text:name="line-30"/><text:bookmark text:name="line-29"/><text:bookmark text:name="line-28"/><text:bookmark text:name="line-27"/><text:bookmark text:name="line-26"/> :</text:p>
      <text:p text:style-name="List"><text:bookmark text:name="line-1-2"/>❏<text:tab/>Tell ld.so about the non standard location of Samba 4 libraries</text:p>
      <text:p text:style-name="Code"><text:bookmark text:name="line-2-2"/>sudo su -c 'echo "/usr/local/samba/lib" &gt; /etc/ld.so.conf.d/samba4.conf'</text:p>
      <text:p text:style-name="Code">sudo su -c 'echo "/usr/local/samba/lib/ldb" &gt;&gt; /etc/ld.so.conf.d/samba4.conf' </text:p>
      <text:p text:style-name="Code"><text:bookmark text:name="line-3-2"/></text:p>
      <text:p text:style-name="List"><text:bookmark text:name="line-4-1"/>❏<text:tab/>Update <text:span text:style-name="Code_20__28_inline_29_">PKG_CONFIG_PATH</text:span> and <text:span text:style-name="Code_20__28_inline_29_">PYTHONPATH</text:span></text:p>
      <text:p text:style-name="Code"><text:bookmark text:name="line-5-1"/>sudo su -c 'echo "PKG_CONFIG_PATH=$PKG_CONFIG_PATH:/usr/local/samba/lib/pkgconfig; export PKG_CONFIG_PATH" &gt;&gt; /etc/profile.d/samba4-env-build.sh'</text:p>
      <text:p text:style-name="Code"><text:bookmark text:name="line-6-1"/>sudo su -c 'echo "PYTHONPATH=$PYTHONPATH:/usr/local/samba/lib/python2.7/site-packages; export PYTHONPATH" &gt;&gt; /etc/profile.d/samba4-env-build.sh'</text:p>
      <text:p text:style-name="Code"><text:bookmark text:name="line-7-1"/>. /etc/profile.d/samba4-env-build.sh</text:p>
      <text:p text:style-name="Code"/>
      <text:p text:style-name="Text_20_body"><text:bookmark text:name="line-36"/><text:bookmark text:name="line-35"/>Once the environment is set, use the <text:span text:style-name="Emphasis">samba</text:span> target to build and install samba4. This requires internet access from the host since it fetches the source code tarball from the samba web site. <text:bookmark text:name="line-37"/>These commands can be run as a normal user with sudo access. <text:bookmark text:name="line-38"/>The current code only works with <text:span text:style-name="T2">samba-4.0.0alpha17</text:span>. This is defined in <text:span text:style-name="Code_20__28_inline_29_">script/samba4_ver.sh</text:span><text:bookmark text:name="line-40"/><text:bookmark text:name="line-39"/></text:p>
      <text:p text:style-name="Code"><text:bookmark text:name="line-1-3"/><text:bookmark text:name="line-44"/><text:bookmark text:name="line-43"/><text:bookmark text:name="line-42"/><text:bookmark text:name="line-41"/>cd sogo</text:p>
      <text:p text:style-name="Code"><text:bookmark text:name="line-2-3"/>make samba</text:p>
      <text:p text:style-name="Code"><text:bookmark text:name="line-3-3"/>sudo ldconfig</text:p>
      <text:p text:style-name="Code"/>
      <text:p text:style-name="Text_20_body"><text:bookmark text:name="line-62"/><text:bookmark text:name="line-61"/>At this point, Samba 4 should be installed under <text:span text:style-name="Code_20__28_inline_29_">/usr/local/samba/</text:span>.</text:p>
      <text:h text:style-name="Heading_20_2" text:outline-level="2">OpenChange</text:h>
      <text:p text:style-name="Text_20_body">Once Samba 4 is installed, launch the OpenChange configure scripts:</text:p>
      <text:p text:style-name="Code"><text:span text:style-name="Teletype"><text:span text:style-name="T7">./autogen.sh</text:span></text:span></text:p>
      <text:p text:style-name="Code"><text:span text:style-name="Teletype"><text:span text:style-name="T7">./configure --prefix=/usr/local/samba</text:span></text:span></text:p>
      <text:p text:style-name="Code"><text:bookmark text:name="line-69"/><text:bookmark text:name="line-68"/><text:span text:style-name="Teletype"><text:span text:style-name="T7"/></text:span></text:p>
      <text:p text:style-name="Text_20_body">This should yield an output similar to the following: <text:bookmark text:name="line-111"/><text:bookmark text:name="line-110"/><text:bookmark text:name="line-109"/><text:bookmark text:name="line-108"/><text:bookmark text:name="line-107"/><text:bookmark text:name="line-106"/><text:bookmark text:name="line-105"/><text:bookmark text:name="line-104"/><text:bookmark text:name="line-103"/><text:bookmark text:name="line-102"/><text:bookmark text:name="line-101"/><text:bookmark text:name="line-100"/><text:bookmark text:name="line-99"/><text:bookmark text:name="line-98"/><text:bookmark text:name="line-97"/><text:bookmark text:name="line-96"/><text:bookmark text:name="line-95"/><text:bookmark text:name="line-94"/><text:bookmark text:name="line-93"/><text:bookmark text:name="line-92"/><text:bookmark text:name="line-91"/><text:bookmark text:name="line-90"/><text:bookmark text:name="line-89"/><text:bookmark text:name="line-88"/><text:bookmark text:name="line-87"/><text:bookmark text:name="line-86"/><text:bookmark text:name="line-85"/><text:bookmark text:name="line-84"/><text:bookmark text:name="line-83"/><text:bookmark text:name="line-82"/><text:bookmark text:name="line-81"/><text:bookmark text:name="line-80"/><text:bookmark text:name="line-79"/><text:bookmark text:name="line-78"/><text:bookmark text:name="line-77"/><text:bookmark text:name="line-76"/><text:bookmark text:name="line-75"/><text:bookmark text:name="line-74"/><text:bookmark text:name="line-73"/><text:bookmark text:name="line-72"/><text:bookmark text:name="line-71"/><text:bookmark text:name="line-70"/></text:p>
      <text:p text:style-name="Code"><text:bookmark text:name="line-1-5"/>===============================================================</text:p>
      <text:p text:style-name="Code"><text:bookmark text:name="line-2-5"/>OpenChange Configuration (Please review)</text:p>
      <text:p text:style-name="Code"><text:bookmark text:name="line-3-5"/><text:soft-page-break/></text:p>
      <text:p text:style-name="Code"><text:bookmark text:name="line-4-3"/><text:s text:c="11"/>* OpenChange Libraries:</text:p>
      <text:p text:style-name="Code"><text:bookmark text:name="line-5-3"/><text:s text:c="13"/>- libmapi (C library): <text:s text:c="4"/>yes</text:p>
      <text:p text:style-name="Code"><text:bookmark text:name="line-6-3"/><text:s text:c="22"/>Thread support: <text:s text:c="2"/>yes (pthread)</text:p>
      <text:p text:style-name="Code"><text:bookmark text:name="line-7-3"/><text:s text:c="13"/>- libmapi++ (C++ library): yes</text:p>
      <text:p text:style-name="Code"><text:bookmark text:name="line-8-2"/><text:s text:c="13"/>- libmapiadmin: <text:s text:c="11"/>yes</text:p>
      <text:p text:style-name="Code"><text:bookmark text:name="line-9-2"/><text:s text:c="13"/>- libocpf: <text:s text:c="16"/>yes</text:p>
      <text:p text:style-name="Code"><text:bookmark text:name="line-10-2"/></text:p>
      <text:p text:style-name="Code"><text:bookmark text:name="line-11-2"/><text:s text:c="11"/>* OpenChange Server:</text:p>
      <text:p text:style-name="Code"><text:bookmark text:name="line-12-1"/><text:s text:c="13"/>- mapiproxy: <text:s text:c="14"/>yes</text:p>
      <text:p text:style-name="Code"><text:bookmark text:name="line-13-1"/></text:p>
      <text:p text:style-name="Code"><text:bookmark text:name="line-14-1"/><text:s text:c="11"/>* OpenChange mapistore backends:</text:p>
      <text:p text:style-name="Code"><text:bookmark text:name="line-15-1"/><text:s text:c="13"/>- sqlite3: <text:s text:c="16"/>no</text:p>
      <text:p text:style-name="Code"><text:bookmark text:name="line-16-1"/></text:p>
      <text:p text:style-name="Code"><text:bookmark text:name="line-17-1"/><text:s text:c="11"/>* OpenChange Tools:</text:p>
      <text:p text:style-name="Code"><text:bookmark text:name="line-18-1"/><text:s text:c="13"/>- openchangeclient: <text:s text:c="7"/>yes</text:p>
      <text:p text:style-name="Code"><text:bookmark text:name="line-19-1"/><text:s text:c="13"/>- mapiprofile: <text:s text:c="12"/>yes</text:p>
      <text:p text:style-name="Code"><text:bookmark text:name="line-20-1"/><text:s text:c="13"/>- openchangepfadmin: <text:s text:c="6"/>yes</text:p>
      <text:p text:style-name="Code"><text:bookmark text:name="line-21-1"/><text:s text:c="13"/>- exchange2mbox: <text:s text:c="10"/>yes</text:p>
      <text:p text:style-name="Code"><text:bookmark text:name="line-22-1"/><text:s text:c="13"/>- exchange2ical: <text:s text:c="10"/>yes</text:p>
      <text:p text:style-name="Code"><text:bookmark text:name="line-23-1"/><text:s text:c="13"/>- mapitest: <text:s text:c="15"/>yes</text:p>
      <text:p text:style-name="Code"><text:bookmark text:name="line-24-1"/><text:s text:c="13"/>- openchangemapidump: <text:s text:c="5"/>yes</text:p>
      <text:p text:style-name="Code"><text:bookmark text:name="line-25-1"/><text:s text:c="13"/>- schemaIDGUID: <text:s text:c="11"/>yes</text:p>
      <text:p text:style-name="Code"><text:bookmark text:name="line-26-1"/></text:p>
      <text:p text:style-name="Code"><text:bookmark text:name="line-27-1"/><text:s text:c="11"/>* subunit format (mapitest): no</text:p>
      <text:p text:style-name="Code"><text:bookmark text:name="line-28-1"/></text:p>
      <text:p text:style-name="Code"><text:bookmark text:name="line-29-1"/><text:s text:c="11"/>* OpenChange Documentation: <text:s/>yes</text:p>
      <text:p text:style-name="Code"><text:bookmark text:name="line-30-1"/></text:p>
      <text:p text:style-name="Code"><text:bookmark text:name="line-31-1"/><text:s text:c="11"/>* Coverage Tests: <text:s text:c="11"/>no</text:p>
      <text:p text:style-name="Code"><text:bookmark text:name="line-32-1"/></text:p>
      <text:p text:style-name="Code"><text:bookmark text:name="line-33-1"/><text:s text:c="11"/>* OpenChange Bindings:</text:p>
      <text:p text:style-name="Code"><text:bookmark text:name="line-34-1"/><text:s text:c="13"/>- Python: <text:s text:c="17"/>no</text:p>
      <text:p text:style-name="Code"><text:bookmark text:name="line-35-1"/><text:s text:c="13"/>- Qt4: <text:s text:c="20"/>no</text:p>
      <text:p text:style-name="Code"><text:bookmark text:name="line-36-1"/></text:p>
      <text:p text:style-name="Code"><text:bookmark text:name="line-37-1"/><text:s text:c="11"/>* Installation prefix: <text:s text:c="6"/>/usr/local/samba</text:p>
      <text:p text:style-name="Code"/>
      <text:p text:style-name="Code"><text:bookmark text:name="line-39-1"/></text:p>
      <text:p text:style-name="Code"><text:bookmark text:name="line-40-1"/>===============================================================</text:p>
      <text:p text:style-name="Code"/>
      <text:p text:style-name="Standard"><text:bookmark text:name="line-113"/><text:bookmark text:name="line-112"/>Compile and inst<text:span text:style-name="T9">all </text:span><text:a xlink:type="simple" xlink:href="http://wiki.sogo.nu/OpenChange"><text:span text:style-name="T10">OpenChange</text:span></text:a><text:span text:style-name="T9">: </text:span><text:bookmark text:name="line-115"/><text:bookmark text:name="line-114"/></text:p>
      <text:p text:style-name="Code"><text:bookmark text:name="line-1-6"/><text:bookmark text:name="line-119"/><text:bookmark text:name="line-118"/><text:bookmark text:name="line-117"/><text:bookmark text:name="line-116"/>make</text:p>
      <text:p text:style-name="Code"><text:bookmark text:name="line-2-6"/>sudo make install</text:p>
      <text:p text:style-name="Code"><text:bookmark text:name="line-3-6"/>sudo ldconfig</text:p>
      <text:p text:style-name="Code"/>
      <text:h text:style-name="P20" text:outline-level="2">SOGo and SOPE</text:h>
      <text:p text:style-name="Standard">First, you must get the SOGo and SOPE sources from Inverse's source repository. <text:bookmark text:name="line-139"/><text:bookmark text:name="line-138"/><text:bookmark text:name="line-137"/><text:bookmark text:name="line-136"/><text:bookmark text:name="line-135"/><text:bookmark text:name="line-134"/><text:bookmark text:name="line-133"/><text:bookmark text:name="line-132"/></text:p>
      <text:p text:style-name="Code"><text:bookmark text:name="line-1-7"/>mtn db init --db=~/db.mtn</text:p>
      <text:p text:style-name="Code"><text:bookmark text:name="line-2-7"/>mtn --db=~/db.mtn pull inverse.ca ca.inverse.sogo</text:p>
      <text:p text:style-name="Code"><text:bookmark text:name="line-3-7"/>mtn --db=~/db.mtn pull inverse.ca ca.inverse.sope</text:p>
      <text:p text:style-name="Code"><text:bookmark text:name="line-4-4"/>cd $HOME</text:p>
      <text:p text:style-name="Code"><text:bookmark text:name="line-5-4"/>mtn --db=~/db.mtn checkout --branch ca.inverse.sogo SOGo --revision 19df67a347106e2e3f51c36766416cf4c3279bee</text:p>
      <text:p text:style-name="Code"><text:bookmark text:name="line-6-4"/>mtn --db=~/db.mtn checkout --branch ca.inverse.sope SOPE --revision 000e03baf62d699266017ea7e9681fbbfe262382</text:p>
      <text:p text:style-name="Code"/>
      <text:p text:style-name="Text_20_body"><text:bookmark text:name="line-141"/><text:bookmark text:name="line-140"/>SOPE has to be installed first since SOGo depends on it: <text:bookmark text:name="line-147"/><text:bookmark text:name="line-146"/><text:bookmark text:name="line-145"/><text:bookmark text:name="line-144"/><text:bookmark text:name="line-143"/><text:bookmark text:name="line-142"/></text:p>
      <text:p text:style-name="Code"><text:bookmark text:name="line-1-8"/>cd SOPE</text:p>
      <text:p text:style-name="Code"><text:bookmark text:name="line-2-8"/>./configure --with-gnustep --enable-debug --disable-strip</text:p>
      <text:p text:style-name="Code"><text:bookmark text:name="line-3-8"/>make</text:p>
      <text:p text:style-name="Code"><text:bookmark text:name="line-4-5"/>sudo make install</text:p>
      <text:p text:style-name="Text_20_body"><text:bookmark text:name="line-149"/><text:bookmark text:name="line-148"/>Compile and install SOGo: <text:bookmark text:name="line-155"/><text:bookmark text:name="line-154"/><text:bookmark text:name="line-153"/><text:bookmark text:name="line-152"/><text:bookmark text:name="line-151"/><text:bookmark text:name="line-150"/></text:p>
      <text:p text:style-name="Code"><text:bookmark text:name="line-1-9"/>cd ../SOGo</text:p>
      <text:p text:style-name="Code"><text:bookmark text:name="line-2-9"/>./configure --enable-debug</text:p>
      <text:p text:style-name="Code"><text:bookmark text:name="line-3-9"/>make</text:p>
      <text:p text:style-name="Code"><text:bookmark text:name="line-4-6"/>sudo make install</text:p>
      <text:p text:style-name="Code"/>
      <text:h text:style-name="Heading_20_2" text:outline-level="2">SOGo OpenChange backend</text:h>
      <text:p text:style-name="Text_20_body">Finally, once all prerequisites are installed, you can install the SOGo OpenChange backend.</text:p>
      <text:p text:style-name="Text_20_body">To do so, execute the the following commands<text:bookmark text:name="line-169"/><text:bookmark text:name="line-168"/><text:bookmark text:name="line-167"/><text:bookmark text:name="line-166"/><text:bookmark text:name="line-165"/>:</text:p>
      <text:p text:style-name="Code"><text:bookmark text:name="line-1-10"/>cd OpenChange</text:p>
      <text:p text:style-name="Code"><text:bookmark text:name="line-2-10"/>make</text:p>
      <text:p text:style-name="Code">sudo PKG_CONFIG_PATH=$PKG_CONFIG_PATH make install</text:p>
      <text:h text:style-name="P18"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8">the </text:span><text:span text:style-name="Emphasis"><text:span text:style-name="T8">SOGo Installation and Configuration guide</text:span></text:span><text:span text:style-name="T8"> available from </text:span><text:a xlink:type="simple" xlink:href="http://www.sogo.nu/">http://www.sogo.nu</text:a></text:p>
      <text:p text:style-name="P5">Please refer to that documentation before continuing with the instructions included in this guide.</text:p>
      <text:p text:style-name="P5">An IMAP server supporting the UIDPLUS and QRESYNC IMAP extensions is also required, such as Cyrus IMAP 2.4 or later. Also make sure you use GNUstep v1.22 or later. </text:p>
      <text:h text:style-name="Heading_20_2" text:outline-level="2"><text:bookmark text:name="Samba_Configuration"/>Samba 4 Configuration</text:h>
      <text:p text:style-name="Text_20_body">Run the following commands as root: <text:bookmark text:name="line-177"/><text:bookmark text:name="line-176"/><text:bookmark text:name="line-175"/><text:bookmark text:name="line-174"/></text:p>
      <text:p text:style-name="Code">provision --realm=example.com –domain=OPENCHANGE --adminpass='%1OpenChange' --server-role='domain controller'</text:p>
      <text:p text:style-name="Code"><text:bookmark text:name="line-188"/><text:bookmark text:name="line-187"/></text:p>
      <text:p text:style-name="Text_20_body"><text:bookmark text:name="line-307"/><text:bookmark text:name="line-306"/>Add the following parameters to the <text:span text:style-name="Code_20__28_inline_29_">[global]</text:span> section of the <text:span text:style-name="Code_20__28_inline_29_">/usr/local/samba/etc/smb.conf</text:span><text:span text:style-name="T11"> (</text:span><text:span text:style-name="Code_20__28_inline_29_">/etc/samba4/smb.conf </text:span><text:span text:style-name="T11">or if you use the RPMs)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Text_20_body"><text:bookmark text:name="line-316"/><text:bookmark text:name="line-315"/>As Samba 4 will be started as <text:span text:style-name="T7">root</text:span>, the SOGo configuration file will be looked up under <text:span text:style-name="T7">root</text:span>'s home directory. <text:bookmark text:name="line-317"/>Create the following symbolic link to make sure that Samba 4 finds the configuration file: <text:bookmark text:name="line-320"/><text:bookmark text:name="line-319"/><text:bookmark text:name="line-318"/></text:p>
      <text:p text:style-name="Code"><text:bookmark text:name="line-1-20"/>ln -s ~sogo/GNUstep /root/ </text:p>
      <text:p text:style-name="Code"><text:soft-page-break/></text:p>
      <text:p text:style-name="Text_20_body"><text:bookmark text:name="line-322"/><text:bookmark text:name="line-321"/>Start Samba 4 : <text:bookmark text:name="line-325"/><text:bookmark text:name="line-324"/><text:bookmark text:name="line-323"/></text:p>
      <text:p text:style-name="Code"><text:bookmark text:name="line-1-21"/>sudo samba -d5 -i -M single</text:p>
      <text:p text:style-name="Code"/>
      <text:p text:style-name="Text_20_body"><text:bookmark text:name="line-327"/><text:bookmark text:name="line-326"/>At this point Samba 4 should be running in the frontend in interactive mode. <text:bookmark text:name="line-328"/>The logs can be found in <text:span text:style-name="Code_20__28_inline_29_">/usr/local/samba/var/samba.log</text:span> when Samba 4 runs daemonized.</text:p>
      <text:p text:style-name="Standard">Alternatively, you can create the following Upstart script in <text:span text:style-name="Code_20__28_inline_29_">/etc/init/openchange.conf</text:span>:</text:p>
      <text:p text:style-name="Code">description "openchange"</text:p>
      <text:p text:style-name="Code"/>
      <text:p text:style-name="Code">start on runlevel [23]</text:p>
      <text:p text:style-name="Code">stop on runlevel [!23]</text:p>
      <text:p text:style-name="Code"/>
      <text:p text:style-name="Code">pre-start script</text:p>
      <text:p text:style-name="Code"><text:s/>. /usr/share/GNUstep/Makefiles/GNUstep.sh</text:p>
      <text:p text:style-name="Code">end script</text:p>
      <text:p text:style-name="Code"/>
      <text:p text:style-name="Code">expect fork</text:p>
      <text:p text:style-name="Code">exec /usr/local/samba/sbin/samba --debug-stderr -d0 -M single &gt;&gt;/usr/local/samba/var/openchange.log 2&gt;&amp;1</text:p>
      <text:p text:style-name="Code">respawn</text:p>
      <text:p text:style-name="Code"/>
      <text:p text:style-name="Standard">Then, you can start or stop Samba 4 using “<text:span text:style-name="Code_20__28_inline_29_">start openchange</text:span>” or “<text:span text:style-name="Code_20__28_inline_29_">stop openchange</text:span>”. If you use the RPMs, everything will be controlled with the <text:span text:style-name="T7">/etc/init.d/samba4</text:span> script.</text:p>
      <text:h text:style-name="Heading_20_2" text:outline-level="2">OpenChange Configuration</text:h>
      <text:p text:style-name="Standard">The Samba AD schema needs to be filled with additional object definitions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Standard"><text:bookmark text:name="line-209"/><text:bookmark text:name="line-208"/><text:soft-page-break/>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3"><text:bookmark text:name="line-14-3"/><text:s text:c="8"/>* Events Root <text:s text:c="29"/>0x0900000000000001</text:p>
      <text:p text:style-name="P13"/>
      <text:p text:style-name="P13"/>
      <text:p text:style-name="Standard">Now, you can launch the OpenChange web services with “server start openchange-ocsmanager”.</text:p>
      <text:h text:style-name="Heading_20_2" text:outline-level="2">Apache Configuration (web services only)</text:h>
      <text:p text:style-name="Standard">In order to make use of the OpenChange web services, you need to configure Apache to forward certain requests to the OpenChange web application server, which is running on port 5000 of the <text:span text:style-name="T2">localhost</text:span> interface by default.</text:p>
      <text:p text:style-name="Standard">Debian-based setups where OpenChange was installed from the packages already have a file named /etc/apache2/conf.d/ocsmanager.conf where the lines only need to be commented out.</text:p>
      <text:p text:style-name="Standard">On other setups, the “mod_proxy”, “mod_proxy_http” and “mod_wsgi” modules will need to be enabled and additional clauses will need to be added to the Apache configuration:</text:p>
      <text:p text:style-name="Code">TimeOut 300</text:p>
      <text:p text:style-name="Code">KeepAliveTimeout 120</text:p>
      <text:p text:style-name="Code">ProxyRequests Off</text:p>
      <text:p text:style-name="Code">SetEnv proxy-nokeepalive 1</text:p>
      <text:p text:style-name="Code">ProxyPreserveHost On</text:p>
      <text:p text:style-name="Code"/>
      <text:p text:style-name="Code">ProxyPass /autodiscover http://127.0.0.1:5000/autodiscover retry=0</text:p>
      <text:p text:style-name="Code">ProxyPass /ews http://127.0.0.1:5000/ews retry=0</text:p>
      <text:p text:style-name="Code"/>
      <text:p text:style-name="Code">&lt;Proxy http://127.0.0.1:5000&gt;</text:p>
      <text:p text:style-name="Code"><text:s text:c="2"/>Order allow,deny</text:p>
      <text:p text:style-name="Code"><text:s text:c="2"/>Allow from all</text:p>
      <text:p text:style-name="Code">&lt;/Proxy&gt;</text:p>
      <text:p text:style-name="Code"/>
      <text:p text:style-name="Code"><text:soft-page-break/>WSGILazyInitialization On</text:p>
      <text:p text:style-name="Code">&lt;Directory /usr/lib/rpcproxy&gt;</text:p>
      <text:p text:style-name="Code"><text:s text:c="2"/>SetEnv RPCPROXY_LOGLEVEL INFO</text:p>
      <text:p text:style-name="Code"><text:s text:c="2"/>SetEnv NTLMAUTHHANDLER_WORKDIR /var/run/ntlmauthhandler</text:p>
      <text:p text:style-name="Code"><text:s text:c="2"/>WSGIPassAuthorization On</text:p>
      <text:p text:style-name="Code"><text:s text:c="2"/>WSGIProcessGroup %{GLOBAL}</text:p>
      <text:p text:style-name="Code">&lt;/Directory&gt;</text:p>
      <text:p text:style-name="Code"/>
      <text:p text:style-name="Code">WSGIScriptAlias /rpc/rpcproxy.dll /usr/lib/rpcproxy/rpcproxy.wsgi</text:p>
      <text:p text:style-name="Code">WSGIScriptAlias /rpcwithcert/rpcproxy.dll /usr/lib/rpcproxy/rpcproxy.wsgi</text:p>
      <text:p text:style-name="Code"/>
      <text:p text:style-name="Standard">This configuration is very similar to the one required by the SOGo server.</text:p>
      <text:h text:style-name="Heading_20_2" text:outline-level="2">Name Service Configuration (web services only)</text:h>
      <text:p text:style-name="Standard">The autodiscovery service must be made accessible in order to advertise the web services provided by OpenChange. This can be done in two ways. The first is to associate the FQDN <text:span text:style-name="T13">autodiscover.example.com</text:span> with the machine that hosts OpenChange, by adding a <text:span text:style-name="T14">CNAME</text:span> <text:s/>entry in your DNS configuration. Note that, instead, adding a similar entry to the “hosts” file of your Windows machine will work too, which is handy for testing purposes. The other way is to add an <text:span text:style-name="T13">SRV</text:span> entry to your DNS configuration where the “_service” value would be “Autodiscover” and the “_protocol” would be “_tcp”.</text:p>
      <text:h text:style-name="P19" text:outline-level="1">Adding Users</text:h>
      <text:p text:style-name="Text_20_body">Users that wish to connect natively to SOGo must be provisioned, for now, in Samba 4 and in OpenChange – even if they already exist in your current LDAP / Microsoft Active Directory server.</text:p>
      <text:p text:style-name="Text_20_body">To add an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Standard"><text:bookmark text:name="line-294"/><text:bookmark text:name="line-293"/><text:span text:style-name="T12">Important note</text:span>: the mode of authentication in use by Windows with Samba and Exchange servers prevent the backend from actually knowing the real password being used by the user. This implies that the IMAP server configured for use by the SOGo backend must accept any password from the host on which Samba is running. Due to the different type of IMAP servers, it is left to the reader to find a way to implement this securely in her/his installation.</text:p>
      <text:h text:style-name="P19"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s:</text:p>
      <text:p text:style-name="Code">192.168.1.1<text:tab/><text:tab/>sogo.example.com <text:s/><text:span text:style-name="T13">autodiscover.example.com</text:span></text:p>
      <text:p text:style-name="Code"/>
      <text:p text:style-name="P12">Next, you must configure Microsoft Outlook.</text:p>
      <text:p text:style-name="P9">❏<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8">Cancel</text:span></text:span></text:p>
      <text:p text:style-name="List"><text:span text:style-name="T2">❏<text:tab/></text:span><text:span text:style-name="T5">From the </text:span><text:span text:style-name="Emphasis"><text:span text:style-name="T8">Security</text:span></text:span><text:span text:style-name="T5"> tab, enable </text:span><text:span text:style-name="Emphasis"><text:span text:style-name="T8">Always prompt for user name and password</text:span></text:span></text:p>
      <text:p text:style-name="List"><text:span text:style-name="T3">❏<text:tab/></text:span><text:span text:style-name="T5">Finally, click on </text:span><text:span text:style-name="Emphasis"><text:span text:style-name="T8">Check Name</text:span></text:span><text:span text:style-name="T5"> and confirm your username and password</text:span></text:p>
      <text:p text:style-name="List"/>
      <text:h text:style-name="P15" text:outline-level="1">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h>
      <text:h text:style-name="P19" text:outline-level="1">Known Issues or Limitations</text:h>
      <text:p text:style-name="Standard"/>
      <text:h text:style-name="Heading_20_2" text:outline-level="2">Precau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dule.</text:p>
      <text:h text:style-name="Heading_20_2" text:outline-level="2">Current Limitations</text:h>
      <text:h text:style-name="P16" text:outline-level="1">The current version of the Native Microsoft Outlook compatibility layer has some limitations.</text:h>
      <text:h text:style-name="P16" text:outline-level="1">Those limitations will be overcome in the upcoming release candidates. If you are interested in having those limitations fixed more rapidly, please contact Inverse by sending an email to <text:a xlink:type="simple" xlink:href="mailto:support@inverse.ca">support@inverse.ca</text:a>.</text:h>
      <text:h text:style-name="Heading_20_3" text:outline-level="3">General</text:h>
      <text:p text:style-name="List"><text:span text:style-name="T4">❏<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text:p>
      <text:p text:style-name="List"><text:span text:style-name="T4">❏<text:tab/>If you face strange issues from Microsoft Outlook, you might want to remove any data </text:span><text:span text:style-name="T4">associated with the user from the SOGo server and recreate a Microsoft </text:span><text:span text:style-name="T4">Outlook profile. To </text:span><text:span text:style-name="T4">remove any data associated to a user, remove the </text:span><text:span text:style-name="T6">content (and not the directories </text:span><text:span text:style-name="T6">themselves) </text:span><text:span text:style-name="T4">of the following directories: </text:span><text:span text:style-name="Code_20__28_inline_29_"><text:span text:style-name="T4">/usr/local/samba/private/mapistore/SOGo/&lt;username&gt;/</text:span></text:span><text:span text:style-name="T4"> and </text:span><text:span text:style-name="Code_20__28_inline_29_"><text:span text:style-name="T4">/usr/local/samba/private/mapistore/SOGo/&lt;username/</text:span></text:span></text:p>
      <text:h text:style-name="Heading_20_3" text:outline-level="3"><text:soft-page-break/>Mail</text:h>
      <text:p text:style-name="List">❏<text:tab/>Sharing mail folders is not supported.</text:p>
      <text:h text:style-name="Heading_20_3" text:outline-level="3">Calendar</text:h>
      <text:p text:style-name="List">❏<text:tab/>Labels will not work.</text:p>
      <text:h text:style-name="Heading_20_3" text:outline-level="3">Tasks</text:h>
      <text:p text:style-name="List">❏<text:tab/>Tasks with start/due dates created from Outlook might not appear correctly in SOGo due to a timezone issue.</text:p>
      <text:p text:style-name="List">❏<text:tab/>Reminders are not yet supported.</text:p>
      <text:h text:style-name="Heading_20_3" text:outline-level="3">Contacts</text:h>
      <text:p text:style-name="List">❏<text:tab/>Categories will not work.</text:p>
      <text:p text:style-name="List">❏<text:tab/>Under Microsoft Outlook 2010, the special folder “Suggested Contacts” will not work.</text:p>
      <text:h text:style-name="Heading_20_3" text:outline-level="3">Notes</text:h>
      <text:p text:style-name="List">❏<text:tab/>Notes are not synchronized in any ways with SOGo. The current version of SOGo lacks support for notes.</text:p>
      <text:p text:style-name="List"/>
      <text:h text:style-name="P16" text:outline-level="1">If you notice anything else, please send contact Inverse by sending an email to <text:a xlink:type="simple" xlink:href="mailto:support@inverse.ca">support@inverse.ca</text:a>.</text:h>
      <text:h text:style-name="P18"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2</text:chapter></text:p>
      </style:header>
      <style:footer>
        <text:p text:style-name="MP2">© 2009-2011 Inverse inc.<text:tab/><text:tab/><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8-10-24T09:42:32</meta:creation-date>
    <meta:editing-cycles>318</meta:editing-cycles>
    <meta:editing-duration>P2DT8H22M27S</meta:editing-duration>
    <dc:date>2012-06-18T11:36:07</dc:date>
    <meta:document-statistic meta:table-count="0" meta:image-count="2" meta:object-count="0" meta:page-count="20" meta:paragraph-count="294" meta:word-count="2823" meta:character-count="20549"/>
    <meta:user-defined meta:name="Info 1"/>
    <meta:user-defined meta:name="Info 2"/>
    <meta:user-defined meta:name="Info 3"/>
    <meta:user-defined meta:name="Info 4"/>
  </office:meta>
</office:document-meta>
</file>